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Nanocon Notes:</text:span></text:p>
      <text:p text:style-name="P3"><text:span text:style-name="T7"/></text:p>
      <text:p text:style-name="P2">9/12/12</text:p>
      <text:p text:style-name="P2"/>
      <text:p text:style-name="P4">Updates on Positions:</text:p>
      <text:p text:style-name="P5"><text:tab/><text:span text:style-name="T1">Concessions Manager:</text:span></text:p>
      <text:p text:style-name="P5"><text:tab/><text:tab/>Sergio Mendez</text:p>
      <text:p text:style-name="P5"><text:tab/><text:span text:style-name="T1">Video Game Manager:</text:span></text:p>
      <text:p text:style-name="P5"><text:tab/><text:tab/>Andy Perizzo</text:p>
      <text:p text:style-name="P5"/>
      <text:p text:style-name="P4">Nanocon Shirts and Badge Designs:</text:p>
      <text:p text:style-name="P5"><text:tab/>Position of Design: </text:p>
      <text:p text:style-name="P5"><text:tab/><text:tab/>Large, Centered, Front</text:p>
      <text:p text:style-name="P5"><text:tab/>Confirmed</text:p>
      <text:p text:style-name="P5"/>
      <text:p text:style-name="P4">Staff T-shirts with Titles provided by Nanocon:</text:p>
      <text:p text:style-name="P5"><text:tab/>Confirmed</text:p>
      <text:p text:style-name="P5"/>
      <text:p text:style-name="P4">Poster Designs:</text:p>
      <text:p text:style-name="P5"><text:tab/>Re-shelved</text:p>
      <text:p text:style-name="P5"><text:tab/>More options?</text:p>
      <text:p text:style-name="P5"/>
      <text:p text:style-name="P4">SIS:</text:p>
      <text:p text:style-name="P5"><text:tab/>Need the contract.</text:p>
      <text:p text:style-name="P5"/>
      <text:p text:style-name="P4">Lodging Issues:</text:p>
      <text:p text:style-name="P4"><text:tab/><text:span text:style-name="T5">Check with Howard and Arlington hotels.</text:span></text:p>
      <text:p text:style-name="P5"><text:tab/>Roughly $100 a day to Arlington and Howard</text:p>
      <text:p text:style-name="P5"/>
      <text:p text:style-name="P4">Vendors:</text:p>
      <text:p text:style-name="P4"><text:tab/><text:span text:style-name="T5">Silver Gryphon Games: Contract Sent</text:span></text:p>
      <text:p text:style-name="P5"><text:tab/>Universal Bits and Games: Confirmed</text:p>
      <text:p text:style-name="P5"><text:tab/>Dark Matter Anime: Contract Pending</text:p>
      <text:p text:style-name="P5"><text:tab/>Flashbax: Contract Pending (Contact info needed.)</text:p>
      <text:p text:style-name="P5"><text:tab/>Artist Alley: Confirmed</text:p>
      <text:p text:style-name="P5"/>
      <text:p text:style-name="P4">Kickstarter Initiative:</text:p>
      <text:p text:style-name="P5"><text:tab/>Sean Hegdahl</text:p>
      <text:p text:style-name="P5"><text:tab/>Getting the initiative started for next year.</text:p>
      <text:p text:style-name="P5"/>
      <text:p text:style-name="P4">501<text:span text:style-name="T6">st</text:span>:</text:p>
      <text:p text:style-name="P5"><text:tab/>Contact pending.</text:p>
      <text:p text:style-name="P5"><text:tab/>Do we want events to support them?</text:p>
      <text:p text:style-name="P5"/>
      <text:p text:style-name="P5"/>
      <text:p text:style-name="P4">Next Meeting:</text:p>
      <text:p text:style-name="P5"><text:tab/>Check your email! The next meeting may be in the Playhouse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17:18:22.73</meta:creation-date>
    <dc:date>2012-09-12T17:56:42.45</dc:date>
    <meta:editing-duration>PT7M35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35" meta:word-count="119" meta:character-count="821"/>
  </office:meta>
</office:document-meta>
</file>